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erminessTTF Nerd Font Mono" svg:font-family="'TerminessTTF Nerd Font Mono'" style:font-adornments="Medium" style:font-pitch="fixed"/>
  </office:font-face-decls>
  <office:automatic-styles>
    <style:style style:name="P1" style:family="paragraph" style:parent-style-name="Standard">
      <style:text-properties style:font-name="TerminessTTF Nerd Font Mono" fo:font-size="32pt" style:font-size-asian="32pt" style:font-size-complex="32pt"/>
    </style:style>
    <style:style style:name="P2" style:family="paragraph" style:parent-style-name="Standard">
      <style:text-properties style:font-name="TerminessTTF Nerd Font Mono" fo:font-size="32pt" style:font-size-asian="32pt" style:font-size-complex="32pt"/>
    </style:style>
    <style:style style:name="P3" style:family="paragraph" style:parent-style-name="Standard">
      <style:text-properties style:font-name="TerminessTTF Nerd Font Mono" fo:font-size="32pt" officeooo:paragraph-rsid="00251ce1" style:font-size-asian="32pt" style:font-size-complex="32pt"/>
    </style:style>
    <style:style style:name="T1" style:family="text">
      <style:text-properties officeooo:rsid="0023ac55"/>
    </style:style>
    <style:style style:name="T2" style:family="text">
      <style:text-properties officeooo:rsid="00251c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_the_deathstar_</text:p>
      <text:p text:style-name="P1">Excellent work, we have dispatched fighters</text:p>
      <text:p text:style-name="P1">to handle the threat.</text:p>
      <text:p text:style-name="P1">Your next assignment is to investigate a</text:p>
      <text:p text:style-name="P1">potential security breach inside the</text:p>
      <text:p text:style-name="P1">compound.</text:p>
      <text:p text:style-name="P1">Report to <text:span text:style-name="T2">room poi=</text:span>175603 for further</text:p>
      <text:p text:style-name="P3">instructions. </text:p>
      <text:p text:style-name="P3">Remember to use your map if you</text:p>
      <text:p text:style-name="P1">get lost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erminessTTF Nerd Font Mono" svg:font-family="'TerminessTTF Nerd Font Mono'" style:font-adornments="Medium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Landscape"/>
    <style:master-page style:name="Landscap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2T21:24:55.016185519</meta:creation-date>
    <dc:date>2022-01-23T17:02:47.936326732</dc:date>
    <meta:editing-duration>PT13M48S</meta:editing-duration>
    <meta:editing-cycles>6</meta:editing-cycles>
    <meta:generator>LibreOffice/7.2.4.1$Linux_X86_64 LibreOffice_project/20$Build-1</meta:generator>
    <meta:document-statistic meta:table-count="0" meta:image-count="0" meta:object-count="0" meta:page-count="1" meta:paragraph-count="10" meta:word-count="40" meta:character-count="255" meta:non-whitespace-character-count="224"/>
  </office:meta>
</office:document-meta>
</file>